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Block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5.7" calcext:value-type="float">
            <text:p>-15.7</text:p>
          </table:table-cell>
          <table:table-cell table:formula="of:=IF([.D3]&lt; 100; 0; INT(([.D3]-50)/50)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F3]+[.E3]*[.C3]-[.G3]*[.H3]" office:value-type="float" office:value="-15.7" calcext:value-type="float">
            <text:p>-15.7</text:p>
          </table:table-cell>
          <table:table-cell table:formula="of:=100-[.D3]+[.G3]*5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-15.7" calcext:value-type="float">
            <text:p>-15.7</text:p>
          </table:table-cell>
          <table:table-cell table:formula="of:=IF([.D4]&lt; 100; 0; INT(([.D4]-50)/50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F4]+[.E4]*[.C4]-[.G4]*[.H4]" office:value-type="float" office:value="40.3" calcext:value-type="float">
            <text:p>40.3</text:p>
          </table:table-cell>
          <table:table-cell table:formula="of:=100-[.D4]+[.G4]*50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-15.7" calcext:value-type="float">
            <text:p>-15.7</text:p>
          </table:table-cell>
          <table:table-cell table:formula="of:=IF([.D5]&lt; 100; 0; INT(([.D5]-50)/50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F5]+[.E5]*[.C5]-[.G5]*[.H5]" office:value-type="float" office:value="40.3" calcext:value-type="float">
            <text:p>40.3</text:p>
          </table:table-cell>
          <table:table-cell table:formula="of:=100-[.D5]+[.G5]*5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-15.7" calcext:value-type="float">
            <text:p>-15.7</text:p>
          </table:table-cell>
          <table:table-cell table:formula="of:=IF([.D6]&lt; 100; 0; INT(([.D6]-50)/50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F6]+[.E6]*[.C6]-[.G6]*[.H6]" office:value-type="float" office:value="32.3" calcext:value-type="float">
            <text:p>32.3</text:p>
          </table:table-cell>
          <table:table-cell table:formula="of:=100-[.D6]+[.G6]*50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float" office:value="-15.7" calcext:value-type="float">
            <text:p>-15.7</text:p>
          </table:table-cell>
          <table:table-cell table:formula="of:=IF([.D7]&lt; 100; 0; INT(([.D7]-50)/50)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F7]+[.E7]*[.C7]-[.G7]*[.H7]" office:value-type="float" office:value="24.3" calcext:value-type="float">
            <text:p>24.3</text:p>
          </table:table-cell>
          <table:table-cell table:formula="of:=100-[.D7]+[.G7]*50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-5.5" calcext:value-type="float">
            <text:p>-5.5</text:p>
          </table:table-cell>
          <table:table-cell table:formula="of:=IF([.D8]&lt; 100; 0; INT(([.D8]-50)/50)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F8]+[.E8]*[.C8]-[.G8]*[.H8]" office:value-type="float" office:value="15.5" calcext:value-type="float">
            <text:p>15.5</text:p>
          </table:table-cell>
          <table:table-cell table:formula="of:=100-[.D8]+[.G8]*50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-5.5" calcext:value-type="float">
            <text:p>-5.5</text:p>
          </table:table-cell>
          <table:table-cell table:formula="of:=IF([.D9]&lt; 100; 0; INT(([.D9]-50)/50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9]+[.E9]*[.C9]-[.G9]*[.H9]" office:value-type="float" office:value="8.5" calcext:value-type="float">
            <text:p>8.5</text:p>
          </table:table-cell>
          <table:table-cell table:formula="of:=100-[.D9]+[.G9]*50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-5.5" calcext:value-type="float">
            <text:p>-5.5</text:p>
          </table:table-cell>
          <table:table-cell table:formula="of:=IF([.D10]&lt; 100; 0; INT(([.D10]-50)/50)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10]+[.E10]*[.C10]-[.G10]*[.H10]" office:value-type="float" office:value="1.5" calcext:value-type="float">
            <text:p>1.5</text:p>
          </table:table-cell>
          <table:table-cell table:formula="of:=100-[.D10]+[.G10]*50"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ayne</meta:initial-creator>
    <meta:creation-date>2019-01-11T09:29:59.392446160</meta:creation-date>
    <dc:date>2019-01-11T09:48:54.981908402</dc:date>
    <dc:creator>Peter Bayne</dc:creator>
    <meta:editing-duration>PT8M31S</meta:editing-duration>
    <meta:editing-cycles>2</meta:editing-cycles>
    <meta:generator>LibreOffice/5.1.6.2$Linux_X86_64 LibreOffice_project/10m0$Build-2</meta:generator>
    <meta:document-statistic meta:table-count="1" meta:cell-count="81" meta:object-count="0"/>
  </office:meta>
</office:document-meta>
</file>